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ahoma" svg:font-family="Tahoma" style:font-family-generic="swiss" style:font-pitch="variable" svg:panose-1="2 11 6 4 3 5 4 4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P7" style:parent-style-name="Normal" style:list-style-name="LFO1" style:family="paragraph"/>
    <style:style style:name="P8" style:parent-style-name="Normal" style:list-style-name="LFO1" style:family="paragraph"/>
    <style:style style:name="P9" style:parent-style-name="Normal" style:list-style-name="LFO1" style:family="paragraph"/>
    <style:style style:name="T10" style:parent-style-name="Hyperlink" style:family="text">
      <style:text-properties style:font-name="Tahoma" style:font-name-complex="Tahoma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2" style:family="paragraph"/>
    <style:style style:name="P13" style:parent-style-name="Normal" style:list-style-name="LFO2" style:family="paragraph"/>
    <style:style style:name="P14" style:parent-style-name="Normal" style:list-style-name="LFO2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2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3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Normal" style:list-style-name="LFO4" style:family="paragraph"/>
    <style:style style:name="P22" style:parent-style-name="Normal" style:list-style-name="LFO4" style:family="paragraph"/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Normal" style:list-style-name="LFO5" style:family="paragraph"/>
    <style:style style:name="P26" style:parent-style-name="Normal" style:list-style-name="LFO5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5" style:family="paragraph"/>
    <style:style style:name="P29" style:parent-style-name="Normal" style:list-style-name="LFO5" style:family="paragraph"/>
  </office:automatic-styles>
  <office:body>
    <office:text text:use-soft-page-breaks="true">
      <text:p text:style-name="P1">[Specialization] Java Microservices - The Explora - Nov'25</text:p>
      <text:p text:style-name="Normal"/>
      <text:p text:style-name="Normal"/>
      <text:p text:style-name="P2">Introduction to Microservices with Spring Cloud</text:p>
      <text:p text:style-name="P3">Research Topics &amp; Resources</text:p>
      <text:p text:style-name="P4">Not Started</text:p>
      <text:p text:style-name="Normal">37 hours</text:p>
      <text:p text:style-name="Normal"><text:span text:style-name="T5">1. Introduction to Microservices</text:span></text:p>
      <text:list text:style-name="LFO1" text:continue-numbering="true">
        <text:list-item>
          <text:p text:style-name="P6">What are Microservices? Loosely coupled, independently deployable services focused on specific functionalities.</text:p>
        </text:list-item>
        <text:list-item>
          <text:p text:style-name="P7">Benefits: Scalability, resilience, flexibility, faster deployments.</text:p>
        </text:list-item>
        <text:list-item>
          <text:p text:style-name="P8">Challenges in Microservices: Distributed system complexities, service communication, and fault tolerance.</text:p>
        </text:list-item>
        <text:list-item>
          <text:p text:style-name="P9">Microservices vs Monolith: Comparison of architectures in terms of scaling, maintainability, and deployment.</text:p>
        </text:list-item>
      </text:list>
      <text:p text:style-name="Normal">Martin Fowler Blog:<text:s/><text:a xlink:href="https://martinfowler.com/articles/microservices.html" office:target-frame-name="_blank" xlink:show="new"><text:span text:style-name="Hyperlink">What Are Microservices?</text:span></text:a><text:s/><text:a xlink:href="https://www.baeldung.com/spring-boot-12-factor" office:target-frame-name="_blank" xlink:show="new"><text:span text:style-name="T10">﻿</text:span></text:a><text:s/>Medium:<text:s/><text:a xlink:href="https://medium.com/@belemgnegreetienne/mastering-microservices-with-spring-boot-and-spring-cloud-a-comprehensive-guide-c6bcc908f8e6" office:target-frame-name="_blank" xlink:show="new"><text:span text:style-name="Hyperlink">Microservices with Spring Boot and Spring Cloud</text:span></text:a><text:s/>Spring Docs:<text:s/><text:a xlink:href="https://spring.io/blog/2015/07/14/microservices-with-spring" office:target-frame-name="_blank" xlink:show="new"><text:span text:style-name="Hyperlink">Microservices with Spring</text:span></text:a><text:s/>12 Factor App:<text:s/><text:a xlink:href="https://12factor.net/" office:target-frame-name="_blank" xlink:show="new"><text:span text:style-name="Hyperlink">The Twelve Factors</text:span></text:a><text:s/>Baeldung:<text:s/><text:a xlink:href="https://www.baeldung.com/spring-boot-12-factor" office:target-frame-name="_blank" xlink:show="new"><text:span text:style-name="Hyperlink">Twelve-Factor Methodology</text:span></text:a></text:p>
      <text:p text:style-name="Normal"><text:span text:style-name="T11">2. Service Registry &amp; Discovery using Eureka Server</text:span></text:p>
      <text:list text:style-name="LFO2" text:continue-numbering="true">
        <text:list-item>
          <text:p text:style-name="P12">What is a Service Registry? Centralized directory for services to register themselves and for clients to discover available ones.</text:p>
        </text:list-item>
        <text:list-item>
          <text:p text:style-name="P13">Benefits of Service Discovery: Essential for dynamic scaling and distribution.</text:p>
        </text:list-item>
        <text:list-item>
          <text:p text:style-name="P14"><text:span text:style-name="T15">Eureka Server</text:span>:</text:p>
          <text:list text:continue-numbering="true">
            <text:list-item>
              <text:p text:style-name="P16">Part of Netflix OSS and Spring Cloud for creating service registries.</text:p>
            </text:list-item>
          </text:list>
        </text:list-item>
      </text:list>
      <text:p text:style-name="Normal">Spring Docs:<text:s/><text:a xlink:href="https://cloud.spring.io/spring-cloud-netflix/reference/html/#spring-cloud-eureka-server" office:target-frame-name="_blank" xlink:show="new"><text:span text:style-name="Hyperlink">Eureka Server Setup<text:s/></text:span></text:a>Baeldung:<text:s/><text:a xlink:href="https://www.baeldung.com/spring-cloud-netflix-eureka" office:target-frame-name="_blank" xlink:show="new"><text:span text:style-name="Hyperlink">Eureka Service Registry</text:span></text:a></text:p>
      <text:p text:style-name="Normal"><text:span text:style-name="T17">3. Feign Client for Inter-Service Communication</text:span></text:p>
      <text:list text:style-name="LFO3" text:continue-numbering="true">
        <text:list-item>
          <text:p text:style-name="P18">What is Feign? A declarative REST client in<text:s/><text:span text:style-name="T19">Spring Cloud</text:span><text:s/>for simplifying inter-service communication. Automatically serializes and deserializes data into Java objects.</text:p>
        </text:list-item>
      </text:list>
      <text:p text:style-name="Normal">Spring Docs:<text:s/><text:a xlink:href="https://cloud.spring.io/spring-cloud-openfeign/reference/html/" office:target-frame-name="_blank" xlink:show="new"><text:span text:style-name="Hyperlink">Feign Client Documentation<text:s/></text:span></text:a>Baeldung:<text:s/><text:a xlink:href="https://www.baeldung.com/spring-cloud-openfeign" office:target-frame-name="_blank" xlink:show="new"><text:span text:style-name="Hyperlink">Using Feign Clients</text:span></text:a></text:p>
      <text:soft-page-break/>
      <text:p text:style-name="Normal"><text:span text:style-name="T20">4. API Gateway - Spring Cloud Gateway</text:span></text:p>
      <text:list text:style-name="LFO4" text:continue-numbering="true">
        <text:list-item>
          <text:p text:style-name="P21">What is an API Gateway? A single entry point to manage and route client requests to multiple services in a microservices architecture.</text:p>
        </text:list-item>
        <text:list-item>
          <text:p text:style-name="P22">Features of<text:s/><text:span text:style-name="T23">Spring Cloud Gateway</text:span>: Reactive architecture, built-in filters for logging, rate limiting, and authentication.</text:p>
        </text:list-item>
      </text:list>
      <text:p text:style-name="Normal">Spring Docs:<text:s/><text:a xlink:href="https://cloud.spring.io/spring-cloud-gateway/reference/html/" office:target-frame-name="_blank" xlink:show="new"><text:span text:style-name="Hyperlink">Spring Cloud Gateway<text:s/></text:span></text:a>Baeldung:<text:s/><text:a xlink:href="https://www.baeldung.com/spring-cloud-gateway" office:target-frame-name="_blank" xlink:show="new"><text:span text:style-name="Hyperlink">API Gateway with Spring Cloud Gateway</text:span></text:a></text:p>
      <text:p text:style-name="Normal"><text:span text:style-name="T24">5. Spring Cloud Load Balancing</text:span></text:p>
      <text:list text:style-name="LFO5" text:continue-numbering="true">
        <text:list-item>
          <text:p text:style-name="P25">What is Load Balancing? Distributes traffic across multiple service instances.</text:p>
        </text:list-item>
        <text:list-item>
          <text:p text:style-name="P26"><text:span text:style-name="T27">Spring Cloud Load Balancer</text:span>:</text:p>
        </text:list-item>
        <text:list-item>
          <text:p text:style-name="P28">A client-side, round-robin load balancer integrated into Spring Cloud.</text:p>
        </text:list-item>
        <text:list-item>
          <text:p text:style-name="P29">Example: Enabling load balancing with lb://&lt;SERVICE-NAME&gt; in API Gateway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onal Dixit</meta:initial-creator>
    <dc:creator>Sonal Dixit</dc:creator>
    <meta:creation-date>2025-11-27T06:24:00Z</meta:creation-date>
    <dc:date>2025-11-27T06:25:00Z</dc:date>
    <meta:template xlink:href="Normal.dotm" xlink:type="simple"/>
    <meta:editing-cycles>1</meta:editing-cycles>
    <meta:editing-duration>PT60S</meta:editing-duration>
    <meta:document-statistic meta:page-count="2" meta:paragraph-count="68" meta:word-count="419" meta:character-count="3137" meta:row-count="121" meta:non-whitespace-character-count="2786"/>
  </office:meta>
</office:document-meta>
</file>